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60000011D516067E4C3675F0C.png" manifest:media-type="image/png"/>
  <manifest:file-entry manifest:full-path="Pictures/10000201000000DC000000E0EE6EB61AF6C8C1E2.png" manifest:media-type="image/png"/>
  <manifest:file-entry manifest:full-path="Pictures/10000201000000EB000001369597137D8684CA41.png" manifest:media-type="image/png"/>
  <manifest:file-entry manifest:full-path="Pictures/10000201000001CF0000008085C155F5244B9FA6.png" manifest:media-type="image/png"/>
  <manifest:file-entry manifest:full-path="Pictures/10000201000001E9000000EEC388F90FD188AE1B.png" manifest:media-type="image/png"/>
  <manifest:file-entry manifest:full-path="Pictures/10000201000001CC00000023C99024B325AEC231.png" manifest:media-type="image/png"/>
  <manifest:file-entry manifest:full-path="Pictures/100002010000034200000267B3EBF865270D2A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8c3eb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24b9c8f" officeooo:paragraph-rsid="005451b0"/>
    </style:style>
    <style:style style:name="P9" style:family="paragraph" style:parent-style-name="Text_20_body">
      <style:text-properties officeooo:rsid="02502318" officeooo:paragraph-rsid="0048c3eb"/>
    </style:style>
    <style:style style:name="P10" style:family="paragraph" style:parent-style-name="Text_20_body">
      <style:text-properties officeooo:rsid="024d0975" officeooo:paragraph-rsid="0048c3eb"/>
    </style:style>
    <style:style style:name="P11" style:family="paragraph" style:parent-style-name="Text_20_body">
      <style:text-properties officeooo:rsid="024d0975" officeooo:paragraph-rsid="0049bf6b"/>
    </style:style>
    <style:style style:name="P12" style:family="paragraph" style:parent-style-name="Text_20_body">
      <style:text-properties officeooo:rsid="032c4d2d" officeooo:paragraph-rsid="0048c3eb"/>
    </style:style>
    <style:style style:name="P13" style:family="paragraph" style:parent-style-name="Text_20_body">
      <style:text-properties officeooo:rsid="0049bf6b" officeooo:paragraph-rsid="0049bf6b"/>
    </style:style>
    <style:style style:name="P14" style:family="paragraph" style:parent-style-name="Text_20_body">
      <style:text-properties officeooo:rsid="033726e5" officeooo:paragraph-rsid="0048c3eb"/>
    </style:style>
    <style:style style:name="P15" style:family="paragraph" style:parent-style-name="Text_20_body">
      <style:text-properties officeooo:rsid="03254d29" officeooo:paragraph-rsid="0048c3eb"/>
    </style:style>
    <style:style style:name="P16" style:family="paragraph" style:parent-style-name="Text_20_body">
      <style:text-properties officeooo:paragraph-rsid="0049bf6b"/>
    </style:style>
    <style:style style:name="P17" style:family="paragraph" style:parent-style-name="Text_20_body">
      <style:text-properties officeooo:rsid="0337ddee" officeooo:paragraph-rsid="005451b0"/>
    </style:style>
    <style:style style:name="P18" style:family="paragraph" style:parent-style-name="Horizontal_20_Line">
      <style:text-properties officeooo:rsid="024b9c8f" officeooo:paragraph-rsid="0048c3eb"/>
    </style:style>
    <style:style style:name="P19" style:family="paragraph" style:parent-style-name="Horizontal_20_Line">
      <style:text-properties officeooo:paragraph-rsid="0048c3eb"/>
    </style:style>
    <style:style style:name="P20" style:family="paragraph" style:parent-style-name="Horizontal_20_Line">
      <style:text-properties officeooo:paragraph-rsid="005451b0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9" style:family="paragraph" style:parent-style-name="Heading_20_2">
      <style:text-properties officeooo:paragraph-rsid="0048c3eb"/>
    </style:style>
    <style:style style:name="P30" style:family="paragraph" style:parent-style-name="Heading_20_2">
      <style:text-properties officeooo:rsid="0049bf6b" officeooo:paragraph-rsid="0049bf6b"/>
    </style:style>
    <style:style style:name="P31" style:family="paragraph" style:parent-style-name="Heading_20_2">
      <style:text-properties officeooo:paragraph-rsid="0049bf6b"/>
    </style:style>
    <style:style style:name="P32" style:family="paragraph" style:parent-style-name="Heading_20_2">
      <style:text-properties officeooo:paragraph-rsid="005451b0"/>
    </style:style>
    <style:style style:name="P33" style:family="paragraph" style:parent-style-name="Heading_20_3"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307ed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2d2c6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fo:font-size="10pt" officeooo:rsid="0054bfa8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307e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33173b4"/>
    </style:style>
    <style:style style:name="T13" style:family="text">
      <style:text-properties officeooo:rsid="032c4d2d"/>
    </style:style>
    <style:style style:name="T14" style:family="text">
      <style:text-properties officeooo:rsid="0049bf6b"/>
    </style:style>
    <style:style style:name="T15" style:family="text">
      <style:text-properties officeooo:rsid="005307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3 Editors - NLA Edito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3 Editors - NLA Editor - View Menu</text:p>
          </text:index-title>
          <text:p text:style-name="P21"><text:a xlink:type="simple" xlink:href="#__RefHeading___Toc3654_4126228218" text:style-name="Index_20_Link" text:visited-style-name="Index_20_Link">NLA Editor - View Menu<text:tab/>1</text:a></text:p>
          <text:p text:style-name="P22"><text:a xlink:type="simple" xlink:href="#__RefHeading___Toc686_3225492875" text:style-name="Index_20_Link" text:visited-style-name="Index_20_Link">Sidebar<text:tab/>1</text:a></text:p>
          <text:p text:style-name="P22"><text:a xlink:type="simple" xlink:href="#__RefHeading___Toc3551_563513032" text:style-name="Index_20_Link" text:visited-style-name="Index_20_Link">Set Preview Range<text:tab/>1</text:a></text:p>
          <text:p text:style-name="P22"><text:a xlink:type="simple" xlink:href="#__RefHeading___Toc3553_563513032" text:style-name="Index_20_Link" text:visited-style-name="Index_20_Link">Clear Preview Range<text:tab/>2</text:a></text:p>
          <text:p text:style-name="P22"><text:a xlink:type="simple" xlink:href="#__RefHeading___Toc3555_563513032" text:style-name="Index_20_Link" text:visited-style-name="Index_20_Link">Auto Set Preview Range<text:tab/>2</text:a></text:p>
          <text:p text:style-name="P22"><text:a xlink:type="simple" xlink:href="#__RefHeading___Toc985_3415296851" text:style-name="Index_20_Link" text:visited-style-name="Index_20_Link">Zoom In<text:tab/>2</text:a></text:p>
          <text:p text:style-name="P22"><text:a xlink:type="simple" xlink:href="#__RefHeading___Toc987_3415296851" text:style-name="Index_20_Link" text:visited-style-name="Index_20_Link">Zoom Out<text:tab/>2</text:a></text:p>
          <text:p text:style-name="P22"><text:a xlink:type="simple" xlink:href="#__RefHeading___Toc989_3415296851" text:style-name="Index_20_Link" text:visited-style-name="Index_20_Link">Zoom Border<text:tab/>2</text:a></text:p>
          <text:p text:style-name="P22"><text:a xlink:type="simple" xlink:href="#__RefHeading___Toc3557_563513032" text:style-name="Index_20_Link" text:visited-style-name="Index_20_Link">Frame All<text:tab/>2</text:a></text:p>
          <text:p text:style-name="P22"><text:a xlink:type="simple" xlink:href="#__RefHeading___Toc784_1963856669" text:style-name="Index_20_Link" text:visited-style-name="Index_20_Link">Frame Selected<text:tab/>2</text:a></text:p>
          <text:p text:style-name="P22"><text:a xlink:type="simple" xlink:href="#__RefHeading___Toc3559_563513032" text:style-name="Index_20_Link" text:visited-style-name="Index_20_Link">Go to current Frame<text:tab/>2</text:a></text:p>
          <text:p text:style-name="P22"><text:a xlink:type="simple" xlink:href="#__RefHeading___Toc1604_976454963" text:style-name="Index_20_Link" text:visited-style-name="Index_20_Link">Area<text:tab/>3</text:a></text:p>
          <text:p text:style-name="P23"><text:a xlink:type="simple" xlink:href="#__RefHeading___Toc1608_976454963" text:style-name="Index_20_Link" text:visited-style-name="Index_20_Link">Horizontal Split<text:tab/>3</text:a></text:p>
          <text:p text:style-name="P23"><text:a xlink:type="simple" xlink:href="#__RefHeading___Toc1610_976454963" text:style-name="Index_20_Link" text:visited-style-name="Index_20_Link">Vertical Split<text:tab/>3</text:a></text:p>
          <text:p text:style-name="P23"><text:a xlink:type="simple" xlink:href="#__RefHeading___Toc1612_976454963" text:style-name="Index_20_Link" text:visited-style-name="Index_20_Link">Duplicate Area into New Window<text:tab/>3</text:a></text:p>
          <text:p text:style-name="P23"><text:a xlink:type="simple" xlink:href="#__RefHeading___Toc1614_976454963" text:style-name="Index_20_Link" text:visited-style-name="Index_20_Link">Toggle Maximize Area<text:tab/>3</text:a></text:p>
          <text:p text:style-name="P23"><text:a xlink:type="simple" xlink:href="#__RefHeading___Toc1616_976454963" text:style-name="Index_20_Link" text:visited-style-name="Index_20_Link">Toggle Full screen Area<text:tab/>3</text:a></text:p>
          <text:p text:style-name="P22"><text:a xlink:type="simple" xlink:href="#__RefHeading___Toc2540_18642953" text:style-name="Index_20_Link" text:visited-style-name="Index_20_Link">Pie menus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24"/>
      <table:table table:name="Tabelle22" table:style-name="Tabelle22">
        <table:table-column table:style-name="Tabelle22.A"/>
        <table:table-row table:style-name="TableLine2238734074288">
          <table:table-cell table:style-name="Tabelle22.A1" office:value-type="string">
            <text:h text:style-name="P28" text:outline-level="1"><text:bookmark-start text:name="__RefHeading___Toc3654_4126228218"/><text:span text:style-name="T8">N</text:span><text:span text:style-name="T9">LA</text:span><text:span text:style-name="T15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979cm" svg:height="5.249cm" draw:z-index="0"><draw:image xlink:href="Pictures/10000201000000EB000001369597137D8684CA41.png" xlink:type="simple" xlink:show="embed" xlink:actuate="onLoad" loext:mime-type="image/png"/></draw:frame>The View menu contains all View related tools.</text:p>
      <text:p text:style-name="P5"/>
      <text:p text:style-name="P5"/>
      <text:p text:style-name="P3"><text:line-break/></text:p>
      <text:p text:style-name="P3"/>
      <text:p text:style-name="P3"/>
      <text:p text:style-name="P4"/>
      <text:p text:style-name="P4"/>
      <text:p text:style-name="P4"/>
      <text:p text:style-name="P4"/>
      <text:h text:style-name="P29" text:outline-level="2"><draw:frame draw:style-name="fr2" draw:name="Bild1" text:anchor-type="paragraph" svg:x="14.94cm" svg:y="0.506cm" svg:width="3.731cm" svg:height="3.791cm" draw:z-index="1"><draw:image xlink:href="Pictures/10000201000000DC000000E0EE6EB61AF6C8C1E2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5">Shows or hides the sidebar at the right in the viewport<text:span text:style-name="T14">.</text:span></text:p>
      <text:p text:style-name="P15"/>
      <text:p text:style-name="P15"/>
      <text:p text:style-name="P15"/>
      <text:h text:style-name="P30" text:outline-level="2"><text:bookmark-start text:name="__RefHeading___Toc3551_563513032"/>Set Preview Range<text:bookmark-end text:name="__RefHeading___Toc3551_563513032"/></text:h>
      <text:p text:style-name="P13">Rectangle select an area of the timeline that gets previewed. The playback now just happens in this marked <text:soft-page-break/>area.</text:p>
      <text:p text:style-name="P16"><draw:frame draw:style-name="fr2" draw:name="Bild2" text:anchor-type="paragraph" svg:x="0.145cm" svg:y="0.136cm" svg:width="8.23cm" svg:height="4.83cm" draw:z-index="4"><draw:image xlink:href="Pictures/10000201000001E60000011D516067E4C3675F0C.png" xlink:type="simple" xlink:show="embed" xlink:actuate="onLoad" loext:mime-type="image/png"/></draw:frame><draw:frame draw:style-name="fr2" draw:name="Bild3" text:anchor-type="paragraph" svg:x="9.089cm" svg:y="0.192cm" svg:width="8.28cm" svg:height="4.03cm" draw:z-index="5"><draw:image xlink:href="Pictures/10000201000001E9000000EEC388F90FD188AE1B.png" xlink:type="simple" xlink:show="embed" xlink:actuate="onLoad" loext:mime-type="image/png"/></draw:frame></text:p>
      <text:p text:style-name="P16"/>
      <text:p text:style-name="P16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3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3">Sets the preview range between the first and last keyframe of the animation.</text:p>
      <text:p text:style-name="P18"/>
      <text:h text:style-name="P29" text:outline-level="2"><text:bookmark-start text:name="__RefHeading___Toc985_3415296851"/>Zoom In<text:bookmark-end text:name="__RefHeading___Toc985_3415296851"/></text:h>
      <text:p text:style-name="P9">Zooms into the viewport. </text:p>
      <text:h text:style-name="P29" text:outline-level="2"><text:bookmark-start text:name="__RefHeading___Toc987_3415296851"/>Zoom Out<text:bookmark-end text:name="__RefHeading___Toc987_3415296851"/></text:h>
      <text:p text:style-name="P9">Zooms out of the viewport.</text:p>
      <text:h text:style-name="P29" text:outline-level="2"><text:bookmark-start text:name="__RefHeading___Toc989_3415296851"/>Zoom Border<text:bookmark-end text:name="__RefHeading___Toc989_3415296851"/></text:h>
      <text:p text:style-name="P9">Draws a rectangle and zooms then to fit the size of this rectangle.</text:p>
      <text:p text:style-name="P9">Zooming in is done with drawing the rectangle with left mouse button. Zooming out is done with drawing the rectangle with middle mouse button.</text:p>
      <text:h text:style-name="P31" text:outline-level="2"><text:bookmark-start text:name="__RefHeading___Toc3557_563513032"/><text:span text:style-name="T11">Frame</text:span> All<text:bookmark-end text:name="__RefHeading___Toc3557_563513032"/></text:h>
      <text:p text:style-name="P11">Zooms in or out in the viewport until all objects in the scene are displayed fitting in the viewport.</text:p>
      <text:h text:style-name="P29" text:outline-level="2"><text:bookmark-start text:name="__RefHeading___Toc784_1963856669"/><text:span text:style-name="T10">Frame</text:span> Selected<text:bookmark-end text:name="__RefHeading___Toc784_1963856669"/></text:h>
      <text:p text:style-name="P14">Centers the view at the currently selected keyframe(s).</text:p>
      <text:h text:style-name="P30" text:outline-level="2"><text:bookmark-start text:name="__RefHeading___Toc3559_563513032"/>Go to current Frame<text:bookmark-end text:name="__RefHeading___Toc3559_563513032"/></text:h>
      <text:p text:style-name="P13">Centers the view at the frame slider.</text:p>
      <text:p text:style-name="P19"/>
      <text:h text:style-name="P29" text:outline-level="2"><draw:frame draw:style-name="fr1" draw:name="Bild12" text:anchor-type="paragraph" svg:y="0.392cm" svg:width="7.84cm" svg:height="2.17cm" draw:z-index="2"><draw:image xlink:href="Pictures/10000201000001CF0000008085C155F5244B9FA6.png" xlink:type="simple" xlink:show="embed" xlink:actuate="onLoad" loext:mime-type="image/png"/></draw:frame><text:bookmark-start text:name="__RefHeading___Toc1604_976454963"/><text:soft-page-break/>Area<text:bookmark-end text:name="__RefHeading___Toc1604_976454963"/></text:h>
      <text:p text:style-name="P12">This menu contains general view functionality. And exists in most other editor types too<text:span text:style-name="T12">.</text:span></text:p>
      <text:h text:style-name="P33" text:outline-level="3"><text:bookmark-start text:name="__RefHeading___Toc1608_976454963"/>Horizontal Split<text:bookmark-end text:name="__RefHeading___Toc1608_976454963"/></text:h>
      <text:p text:style-name="P12">Splits the current view horizontally into two independent editor windows.</text:p>
      <text:h text:style-name="P33" text:outline-level="3"><text:bookmark-start text:name="__RefHeading___Toc1610_976454963"/>Vertical Split<text:bookmark-end text:name="__RefHeading___Toc1610_976454963"/></text:h>
      <text:p text:style-name="P12">Splits the current view vertically into two independent editor windows.</text:p>
      <text:h text:style-name="P33" text:outline-level="3"><draw:frame draw:style-name="fr2" draw:name="Bild14" text:anchor-type="paragraph" svg:x="11.707cm" svg:y="0.395cm" svg:width="7.05cm" svg:height="5.211cm" draw:z-index="3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0">Duplicate Area into New Window makes the selected editor window floating. You can then drag it around at the monitor.<text:span text:style-name="T13"> It is not connected with the rest of the UI anymore.</text:span></text:p>
      <text:p text:style-name="P10">A separated window cannot be merged into the main window again. You have to close it when not longer needed.</text:p>
      <text:h text:style-name="P33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33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  <text:p text:style-name="P20"/>
      <text:h text:style-name="P32" text:outline-level="2"><draw:frame draw:style-name="fr1" draw:name="Bild15" text:anchor-type="paragraph" svg:y="0.395cm" svg:width="7.789cm" svg:height="0.589cm" draw:z-index="6"><draw:image xlink:href="Pictures/10000201000001CC00000023C99024B325AEC231.png" xlink:type="simple" xlink:show="embed" xlink:actuate="onLoad" loext:mime-type="image/png"/></draw:frame><text:bookmark-start text:name="__RefHeading___Toc2540_18642953"/>Pie menus<text:bookmark-end text:name="__RefHeading___Toc2540_18642953"/></text:h>
      <text:p text:style-name="P17">Lists the available pie menus, and gives you the ability to read the hotkeys and assign own hotkeys.</text:p>
      <text:p text:style-name="P17"/>
      <text:p text:style-name="P17"/>
      <text:p text:style-name="P1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307ed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4bfa8" style:font-size-asian="10pt" style:font-size-complex="10pt"/>
    </style:style>
    <style:style style:name="MT6" style:family="text">
      <style:text-properties fo:font-size="10pt" officeooo:rsid="0052d2c6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5">3</text:span><text:span text:style-name="MT1"> Editors - N</text:span><text:span text:style-name="MT2">LA</text:span><text:span text:style-name="MT6"> Editor </text:span><text:span text:style-name="MT3">- V</text:span><text:span text:style-name="MT7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42M20S</meta:editing-duration>
    <meta:editing-cycles>44</meta:editing-cycles>
    <meta:generator>LibreOffice/6.4.7.2$Windows_X86_64 LibreOffice_project/639b8ac485750d5696d7590a72ef1b496725cfb5</meta:generator>
    <dc:date>2020-11-20T11:57:15.904000000</dc:date>
    <meta:document-statistic meta:table-count="1" meta:image-count="7" meta:object-count="0" meta:page-count="3" meta:paragraph-count="62" meta:word-count="423" meta:character-count="2338" meta:non-whitespace-character-count="1974"/>
    <meta:template xlink:type="simple" xlink:actuate="onRequest" xlink:title="standard1cm" xlink:href="../../../AppData/Roaming/LibreOffice/4/user/template/standard1cm.ott" meta:date="2016-03-29T10:37:00.996000000"/>
  </office:meta>
</office:document-meta>
</file>